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399cm" style:rel-column-width="1927*"/>
    </style:style>
    <style:style style:name="Tableau3.B" style:family="table-column">
      <style:table-column-properties style:column-width="3.401cm" style:rel-column-width="1928*"/>
    </style:style>
    <style:style style:name="Tableau3.C" style:family="table-column">
      <style:table-column-properties style:column-width="3.387cm" style:rel-column-width="1920*"/>
    </style:style>
    <style:style style:name="Tableau3.D" style:family="table-column">
      <style:table-column-properties style:column-width="3.413cm" style:rel-column-width="1935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0.794cm" style:rel-column-width="450*"/>
    </style:style>
    <style:style style:name="Tableau4.B" style:family="table-column">
      <style:table-column-properties style:column-width="7.706cm" style:rel-column-width="4369*"/>
    </style:style>
    <style:style style:name="Tableau4.C" style:family="table-column">
      <style:table-column-properties style:column-width="4.249cm" style:rel-column-width="2409*"/>
    </style:style>
    <style:style style:name="Tableau4.D" style:family="table-column">
      <style:table-column-properties style:column-width="4.251cm" style:rel-column-width="2410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D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6pt" officeooo:rsid="0009aee5" officeooo:paragraph-rsid="0009aee5" style:font-size-asian="16pt" style:font-size-complex="16pt"/>
    </style:style>
    <style:style style:name="P2" style:family="paragraph" style:parent-style-name="Standard">
      <style:text-properties fo:font-size="16pt" fo:font-style="italic" style:text-underline-style="solid" style:text-underline-width="auto" style:text-underline-color="font-color" officeooo:rsid="0009aee5" officeooo:paragraph-rsid="0009aee5" style:font-size-asian="16pt" style:font-style-asian="italic" style:font-size-complex="16pt" style:font-style-complex="italic"/>
    </style:style>
    <style:style style:name="P3" style:family="paragraph" style:parent-style-name="Standard">
      <style:text-properties officeooo:rsid="0009aee5" officeooo:paragraph-rsid="0009aee5"/>
    </style:style>
    <style:style style:name="P4" style:family="paragraph" style:parent-style-name="Standard">
      <style:text-properties officeooo:rsid="000b41bb" officeooo:paragraph-rsid="000b41bb"/>
    </style:style>
    <style:style style:name="P5" style:family="paragraph" style:parent-style-name="Table_20_Contents">
      <style:paragraph-properties fo:text-align="center" style:justify-single-word="false"/>
      <style:text-properties officeooo:rsid="000b41bb" officeooo:paragraph-rsid="000b41bb"/>
    </style:style>
    <style:style style:name="P6" style:family="paragraph" style:parent-style-name="Table_20_Contents">
      <style:text-properties officeooo:rsid="000b41bb" officeooo:paragraph-rsid="000b41bb"/>
    </style:style>
    <style:style style:name="P7" style:family="paragraph" style:parent-style-name="Standard">
      <style:text-properties fo:font-size="16pt" fo:font-style="italic" style:text-underline-style="solid" style:text-underline-width="auto" style:text-underline-color="font-color" fo:font-weight="normal" officeooo:rsid="000b41bb" officeooo:paragraph-rsid="000b41bb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0b41bb" officeooo:paragraph-rsid="000b41b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0bb567" officeooo:paragraph-rsid="000bb56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6pt" fo:font-style="italic" style:text-underline-style="solid" style:text-underline-width="auto" style:text-underline-color="font-color" fo:font-weight="normal" officeooo:rsid="000c0d20" officeooo:paragraph-rsid="000c0d20" style:font-size-asian="16pt" style:font-style-asian="italic" style:font-weight-asian="normal" style:font-size-complex="16pt" style:font-style-complex="italic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0c0d20" officeooo:paragraph-rsid="000c0d2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text-properties fo:font-size="12pt" officeooo:rsid="000c0d20" officeooo:paragraph-rsid="000c0d20" style:font-size-asian="12pt" style:font-size-complex="12pt"/>
    </style:style>
    <style:style style:name="P13" style:family="paragraph" style:parent-style-name="Table_20_Contents">
      <style:text-properties fo:font-size="12pt" officeooo:rsid="000c4801" officeooo:paragraph-rsid="000c4801" style:font-size-asian="12pt" style:font-size-complex="12pt"/>
    </style:style>
    <style:style style:name="P14" style:family="paragraph" style:parent-style-name="Standard">
      <style:text-properties fo:font-size="16pt" fo:font-style="italic" style:text-underline-style="solid" style:text-underline-width="auto" style:text-underline-color="font-color" fo:font-weight="normal" officeooo:rsid="000c4801" officeooo:paragraph-rsid="000c4801" style:font-size-asian="16pt" style:font-style-asian="italic" style:font-weight-asian="normal" style:font-size-complex="16pt" style:font-style-complex="italic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officeooo:rsid="000c4801" officeooo:paragraph-rsid="000c4801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0d8a58" officeooo:paragraph-rsid="000d8a5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20pt" fo:font-style="italic" style:text-underline-style="solid" style:text-underline-width="auto" style:text-underline-color="font-color" fo:font-weight="normal" officeooo:rsid="000d8a58" officeooo:paragraph-rsid="000d8a58" style:font-size-asian="20pt" style:font-style-asian="italic" style:font-weight-asian="normal" style:font-size-complex="20pt" style:font-style-complex="italic" style:font-weight-complex="normal"/>
    </style:style>
    <style:style style:name="P18" style:family="paragraph" style:parent-style-name="Standard">
      <style:text-properties fo:font-size="16pt" fo:font-style="italic" style:text-underline-style="solid" style:text-underline-width="auto" style:text-underline-color="font-color" fo:font-weight="normal" officeooo:rsid="000d8a58" officeooo:paragraph-rsid="000d8a58" style:font-size-asian="16pt" style:font-style-asian="italic" style:font-weight-asian="normal" style:font-size-complex="16pt" style:font-style-complex="italic" style:font-weight-complex="normal"/>
    </style:style>
    <style:style style:name="P19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0d9a0c" officeooo:paragraph-rsid="000d8a58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font-style="normal" style:text-underline-style="none" fo:font-weight="normal" officeooo:rsid="000d9a0c" officeooo:paragraph-rsid="000d9a0c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officeooo:rsid="0009aee5" officeooo:paragraph-rsid="000d9a0c"/>
    </style:style>
    <style:style style:name="P22" style:family="paragraph" style:parent-style-name="Standard">
      <style:text-properties officeooo:rsid="000d9a0c" officeooo:paragraph-rsid="000d9a0c"/>
    </style:style>
    <style:style style:name="P23" style:family="paragraph" style:parent-style-name="Standard">
      <style:text-properties fo:font-size="16pt" fo:font-style="italic" style:text-underline-style="solid" style:text-underline-width="auto" style:text-underline-color="font-color" officeooo:rsid="000dff04" officeooo:paragraph-rsid="000dff04" style:font-size-asian="16pt" style:font-style-asian="italic" style:font-size-complex="16pt" style:font-style-complex="italic"/>
    </style:style>
    <style:style style:name="P24" style:family="paragraph" style:parent-style-name="Table_20_Contents">
      <style:text-properties fo:font-size="12pt" officeooo:rsid="000dff04" officeooo:paragraph-rsid="000dff04" style:font-size-asian="10.5pt" style:font-size-complex="12pt"/>
    </style:style>
    <style:style style:name="P25" style:family="paragraph" style:parent-style-name="Standard">
      <style:text-properties fo:font-size="12pt" fo:font-style="normal" style:text-underline-style="none" officeooo:rsid="000dff04" officeooo:paragraph-rsid="000dff04" style:font-size-asian="10.5pt" style:font-style-asian="normal" style:font-size-complex="12pt" style:font-style-complex="normal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0dff04" officeooo:paragraph-rsid="000dff04" style:font-size-asian="10.5pt" style:font-size-complex="12pt"/>
    </style:style>
    <style:style style:name="P27" style:family="paragraph" style:parent-style-name="Table_20_Contents">
      <style:text-properties fo:font-size="12pt" style:font-size-asian="10.5pt" style:font-size-complex="12pt"/>
    </style:style>
    <style:style style:name="P28" style:family="paragraph" style:parent-style-name="Table_20_Contents">
      <style:text-properties fo:font-size="12pt" officeooo:rsid="000ffd79" officeooo:paragraph-rsid="000ffd79" style:font-size-asian="10.5pt" style:font-size-complex="12pt"/>
    </style:style>
    <style:style style:name="P29" style:family="paragraph" style:parent-style-name="Standard">
      <style:text-properties fo:font-size="16pt" fo:font-style="italic" style:text-underline-style="solid" style:text-underline-width="auto" style:text-underline-color="font-color" officeooo:rsid="000ffd79" officeooo:paragraph-rsid="000ffd79" style:font-size-asian="16pt" style:font-style-asian="italic" style:font-size-complex="16pt" style:font-style-complex="italic"/>
    </style:style>
    <style:style style:name="P30" style:family="paragraph" style:parent-style-name="Standard">
      <style:text-properties fo:font-size="12pt" fo:font-style="normal" style:text-underline-style="none" officeooo:rsid="000ffd79" officeooo:paragraph-rsid="000ffd79" style:font-size-asian="10.5pt" style:font-style-asian="normal" style:font-size-complex="12pt" style:font-style-complex="normal"/>
    </style:style>
    <style:style style:name="T1" style:family="text">
      <style:text-properties officeooo:rsid="000b41bb"/>
    </style:style>
    <style:style style:name="T2" style:family="text">
      <style:text-properties officeooo:rsid="000bb567"/>
    </style:style>
    <style:style style:name="T3" style:family="text">
      <style:text-properties officeooo:rsid="000c4801"/>
    </style:style>
    <style:style style:name="T4" style:family="text">
      <style:text-properties officeooo:rsid="000d8a58"/>
    </style:style>
    <style:style style:name="T5" style:family="text">
      <style:text-properties fo:font-style="italic" style:text-underline-style="solid" style:text-underline-width="auto" style:text-underline-color="font-color" officeooo:rsid="000d9a0c" style:font-style-asian="italic" style:font-style-complex="italic"/>
    </style:style>
    <style:style style:name="T6" style:family="text">
      <style:text-properties officeooo:rsid="000d9a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ir Surveillé – BTS SIO</text:p>
      <text:p text:style-name="P1"/>
      <text:p text:style-name="P2">Système d’information et actifs</text:p>
      <text:p text:style-name="P3"/>
      <text:p text:style-name="P3">1)Un systèmes information est l’ensemble d’un groupe de matériels. Actifs matériels, actifs logiciels et actifs humains.</text:p>
      <text:p text:style-name="P3"/>
      <text:p text:style-name="P3">2)Actifs matériel exemple un ordinateur, actifs logiciel exemple un systèmes d’exploitation, actifs humain les employés, actifs informationnelles exemple les donnés des clients et actifs immatériel exemple la réputation de l’entreprise.</text:p>
      <text:p text:style-name="P3"/>
      <text:p text:style-name="P3">3)Si cela a la de la valeur, son importance dans l’entreprise.</text:p>
      <text:p text:style-name="P3"/>
      <text:p text:style-name="P2">Triade CIA</text:p>
      <text:p text:style-name="P3"/>
      <text:p text:style-name="P3">1)La confidentialité est le faite que les données sois accessible seulement au personne autorisées.</text:p>
      <text:p text:style-name="P3">L’intégrité est le faite que les données n’ont pas étaient modifier intentionnellement <text:span text:style-name="T1">ou accidentel.</text:span></text:p>
      <text:p text:style-name="P4">La disponibilité est le faite que les données sont accessible quand c’est nécessaire.</text:p>
      <text:p text:style-name="P4"/>
      <text:p text:style-name="P4">2)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5">Scénario</text:p>
          </table:table-cell>
          <table:table-cell table:style-name="Tableau1.A1" office:value-type="string">
            <text:p text:style-name="P5">Pilier(s) compromis</text:p>
          </table:table-cell>
          <table:table-cell table:style-name="Tableau1.C1" office:value-type="string">
            <text:p text:style-name="P5">Justification</text:p>
          </table:table-cell>
        </table:table-row>
        <table:table-row>
          <table:table-cell table:style-name="Tableau1.A2" office:value-type="string">
            <text:p text:style-name="P6">Ransomware chiffre les serveurs de fichiers</text:p>
          </table:table-cell>
          <table:table-cell table:style-name="Tableau1.A2" office:value-type="string">
            <text:p text:style-name="P6">Confidentialité Intégrité disponibilité</text:p>
          </table:table-cell>
          <table:table-cell table:style-name="Tableau1.C2" office:value-type="string">
            <text:p text:style-name="P6">Car les données on étaient accessible par une personne externes elles ont étaient modifier et elles ne sont plus accessible</text:p>
          </table:table-cell>
        </table:table-row>
        <table:table-row>
          <table:table-cell table:style-name="Tableau1.A2" office:value-type="string">
            <text:p text:style-name="P6">Interception de mots de passe en transit</text:p>
          </table:table-cell>
          <table:table-cell table:style-name="Tableau1.A2" office:value-type="string">
            <text:p text:style-name="P6">confidentialité</text:p>
          </table:table-cell>
          <table:table-cell table:style-name="Tableau1.C2" office:value-type="string">
            <text:p text:style-name="P6">Car les mots de passe on étaient récupéré <text:s/></text:p>
          </table:table-cell>
        </table:table-row>
        <table:table-row>
          <table:table-cell table:style-name="Tableau1.A2" office:value-type="string">
            <text:p text:style-name="P6">Modification non autorisée des prix en base</text:p>
          </table:table-cell>
          <table:table-cell table:style-name="Tableau1.A2" office:value-type="string">
            <text:p text:style-name="P6">intégrité</text:p>
          </table:table-cell>
          <table:table-cell table:style-name="Tableau1.C2" office:value-type="string">
            <text:p text:style-name="P6">Car les données on étaient changer intentionnellement</text:p>
          </table:table-cell>
        </table:table-row>
      </table:table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6">Panne électrique longue durée</text:p>
          </table:table-cell>
          <table:table-cell table:style-name="Tableau2.A1" office:value-type="string">
            <text:p text:style-name="P6">disponibilité</text:p>
          </table:table-cell>
          <table:table-cell table:style-name="Tableau2.C1" office:value-type="string">
            <text:p text:style-name="P6">Sans électricité les données ne sont plus accessible</text:p>
          </table:table-cell>
        </table:table-row>
      </table:table>
      <text:p text:style-name="P4"/>
      <text:p text:style-name="P4"/>
      <text:p text:style-name="P7">Menace, vulnérabilité, incident, risque</text:p>
      <text:p text:style-name="P7"/>
      <text:p text:style-name="P8"><text:span text:style-name="T2">1)Une m</text:span>enace <text:span text:style-name="T2">est le faite d’utiliser une faille pour faire des dégâts.</text:span></text:p>
      <text:p text:style-name="P9">Une vulnérabilité est une faiblesse qui peut être utiliser.</text:p>
      <text:p text:style-name="P9">Un incident est la réalisation d’une menace en utilisant une vulnérabilité</text:p>
      <text:p text:style-name="P9"><text:s/>Un risque est la probabilité que un évènement se produise et fasse des dégâts</text:p>
      <text:p text:style-name="P9"/>
      <text:p text:style-name="P9">2)</text:p>
      <text:p text:style-name="P9">a)Vulnérabilité</text:p>
      <text:p text:style-name="P9">b)Menace</text:p>
      <text:p text:style-name="P9">c)Incident</text:p>
      <text:p text:style-name="P9">d)Risque</text:p>
      <text:p text:style-name="P9"/>
      <text:p text:style-name="P9"/>
      <text:p text:style-name="P10"><text:soft-page-break/>Propriétés complémentaires de sécurité</text:p>
      <text:p text:style-name="P11"/>
      <text:p text:style-name="P11">1)Traçabilité est le faite de savoir retrouver qui à fait quelle action</text:p>
      <text:p text:style-name="P11">Authenticité est de prouver l’identité d’une personne </text:p>
      <text:p text:style-name="P11"/>
      <text:p text:style-name="P11"/>
      <text:p text:style-name="P10">Typologie des menaces – classification rapide </text:p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B"/>
        <table:table-row>
          <table:table-cell table:style-name="Tableau3.A1" office:value-type="string">
            <text:p text:style-name="P12">Humaines intentionnelle</text:p>
          </table:table-cell>
          <table:table-cell table:style-name="Tableau3.A1" office:value-type="string">
            <text:p text:style-name="P12">Humaines non <text:span text:style-name="T3">intentionnelle</text:span></text:p>
          </table:table-cell>
          <table:table-cell table:style-name="Tableau3.A1" office:value-type="string">
            <text:p text:style-name="P13">Technique</text:p>
          </table:table-cell>
          <table:table-cell table:style-name="Tableau3.A1" office:value-type="string">
            <text:p text:style-name="P13">Environnementale</text:p>
          </table:table-cell>
          <table:table-cell table:style-name="Tableau3.E1" office:value-type="string">
            <text:p text:style-name="P13">Légale</text:p>
          </table:table-cell>
        </table:table-row>
        <table:table-row>
          <table:table-cell table:style-name="Tableau3.A2" office:value-type="string">
            <text:p text:style-name="P13">Groupe de hacker ciblant un secteur industriel : attaque intentionnelle</text:p>
            <text:p text:style-name="P13"/>
            <text:p text:style-name="P13">Ransomware via phishing : attaque intentionnelle</text:p>
          </table:table-cell>
          <table:table-cell table:style-name="Tableau3.A2" office:value-type="string">
            <text:p text:style-name="P13">Employé qui envoie par erreur un document confidentiel à un mauvais destinataire : c’était une erreur donc pas intentionnelle</text:p>
          </table:table-cell>
          <table:table-cell table:style-name="Tableau3.A2" office:value-type="string">
            <text:p text:style-name="P13">Configuration par défaut exposée sur une base de données</text:p>
          </table:table-cell>
          <table:table-cell table:style-name="Tableau3.A2" office:value-type="string">
            <text:p text:style-name="P13">Inondation dans la salle des serveurs : c’est une catastrophes naturelle </text:p>
            <text:p text:style-name="P13"/>
            <text:p text:style-name="P13">Tremblement de terre impactant le datacenter : c’est une catastrophes naturelle </text:p>
          </table:table-cell>
          <table:table-cell table:style-name="Tableau3.E2" office:value-type="string">
            <text:p text:style-name="P13">CNIL constate une non-conformité RGPD</text:p>
            <text:p text:style-name="P13"/>
            <text:p text:style-name="P13">Utilisation d’un logiciel sans licences</text:p>
          </table:table-cell>
        </table:table-row>
      </table:table>
      <text:p text:style-name="P10"/>
      <text:p text:style-name="P10"/>
      <text:p text:style-name="P14">QCM – notions rapides</text:p>
      <text:p text:style-name="P14"/>
      <text:p text:style-name="P15">La disponibilité protège contre : <text:span text:style-name="T4">interruption de services</text:span></text:p>
      <text:p text:style-name="P16">Un ransomware compromet d’abord : l’intégrité </text:p>
      <text:p text:style-name="P16">Un log centralisé sert principalement : traçabilité</text:p>
      <text:p text:style-name="P16">La non-répudiation est garantie par : signature numérique </text:p>
      <text:p text:style-name="P16">Une configuration <text:s/>par défaut exposé est une : vulnérabilité</text:p>
      <text:p text:style-name="P16"/>
      <text:p text:style-name="P16"/>
      <text:p text:style-name="P17">Partie 2 – étude de cas</text:p>
      <text:p text:style-name="P17"/>
      <text:p text:style-name="P18">Contexte</text:p>
      <text:p text:style-name="P18"/>
      <text:p text:style-name="P16"><text:s/><text:span text:style-name="T5">Actifs et criticité</text:span></text:p>
      <text:p text:style-name="P19"/>
      <text:p text:style-name="P20">1)Les employés : Actifs humains</text:p>
      <text:p text:style-name="P20">Les données client : Actifs informationnels</text:p>
      <text:p text:style-name="P21"><text:span text:style-name="T6">L</text:span>a réputation de l’entreprise : <text:span text:style-name="T6">Actifs immatériels</text:span></text:p>
      <text:p text:style-name="P22">Le site : Actifs immatériels</text:p>
      <text:p text:style-name="P22">Les serveurs : Actifs matériels</text:p>
      <text:p text:style-name="P22"/>
      <text:p text:style-name="P22">2)Les employés : faible</text:p>
      <text:p text:style-name="P22">Les données client : élevée</text:p>
      <text:p text:style-name="P22"><text:soft-page-break/>La réputation de l’entreprise : critique : si la réputation de l’entreprise est mauvaise le client ne vont plus venir acheté</text:p>
      <text:p text:style-name="P22">Le site : critique : si on perds le site on n’a plus rien </text:p>
      <text:p text:style-name="P22">Le serveur : critique : si on perds le serveur on ne peux plus rien le temps de retrouver un serveur et on perd de l’argent</text:p>
      <text:p text:style-name="P22"/>
      <text:p text:style-name="P23">Triade CIA et scénarios</text:p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24">N°</text:p>
          </table:table-cell>
          <table:table-cell table:style-name="Tableau4.A1" office:value-type="string">
            <text:p text:style-name="P24">Scénario</text:p>
          </table:table-cell>
          <table:table-cell table:style-name="Tableau4.A1" office:value-type="string">
            <text:p text:style-name="P24">Pilier(s) compromis</text:p>
          </table:table-cell>
          <table:table-cell table:style-name="Tableau4.D1" office:value-type="string">
            <text:p text:style-name="P24">Mesure prioritaire</text:p>
          </table:table-cell>
        </table:table-row>
        <table:table-row>
          <table:table-cell table:style-name="Tableau4.A2" office:value-type="string">
            <text:p text:style-name="P24">1</text:p>
          </table:table-cell>
          <table:table-cell table:style-name="Tableau4.A2" office:value-type="string">
            <text:p text:style-name="P24">Phishing sur comptable, vol d’identifiants</text:p>
          </table:table-cell>
          <table:table-cell table:style-name="Tableau4.A2" office:value-type="string">
            <text:p text:style-name="P24">confidentialité</text:p>
          </table:table-cell>
          <table:table-cell table:style-name="Tableau4.D2" office:value-type="string">
            <text:p text:style-name="P24">Formation</text:p>
          </table:table-cell>
        </table:table-row>
        <table:table-row>
          <table:table-cell table:style-name="Tableau4.A2" office:value-type="string">
            <text:p text:style-name="P24">2</text:p>
          </table:table-cell>
          <table:table-cell table:style-name="Tableau4.A2" office:value-type="string">
            <text:p text:style-name="P24">DDoS sur le site e-commerce</text:p>
          </table:table-cell>
          <table:table-cell table:style-name="Tableau4.A2" office:value-type="string">
            <text:p text:style-name="P24">disponibilité</text:p>
          </table:table-cell>
          <table:table-cell table:style-name="Tableau4.D2" office:value-type="string">
            <text:p text:style-name="P24">Service anti-DDoS</text:p>
          </table:table-cell>
        </table:table-row>
        <table:table-row>
          <table:table-cell table:style-name="Tableau4.A2" office:value-type="string">
            <text:p text:style-name="P24">3</text:p>
          </table:table-cell>
          <table:table-cell table:style-name="Tableau4.A2" office:value-type="string">
            <text:p text:style-name="P24">Injection SQL sur formulaire de login</text:p>
          </table:table-cell>
          <table:table-cell table:style-name="Tableau4.A2" office:value-type="string">
            <text:p text:style-name="P24">confidentialité</text:p>
          </table:table-cell>
          <table:table-cell table:style-name="Tableau4.D2" office:value-type="string">
            <text:p text:style-name="P24">Tester la sécurisé</text:p>
          </table:table-cell>
        </table:table-row>
        <table:table-row>
          <table:table-cell table:style-name="Tableau4.A2" office:value-type="string">
            <text:p text:style-name="P24">4</text:p>
          </table:table-cell>
          <table:table-cell table:style-name="Tableau4.A2" office:value-type="string">
            <text:p text:style-name="P24">Sauvegardes hors service pendant 3 semaines</text:p>
          </table:table-cell>
          <table:table-cell table:style-name="Tableau4.A2" office:value-type="string">
            <text:p text:style-name="P24">disponibilité</text:p>
          </table:table-cell>
          <table:table-cell table:style-name="Tableau4.D2" office:value-type="string">
            <text:p text:style-name="P24">Avoir des backups</text:p>
          </table:table-cell>
        </table:table-row>
        <table:table-row>
          <table:table-cell table:style-name="Tableau4.A2" office:value-type="string">
            <text:p text:style-name="P24">5</text:p>
          </table:table-cell>
          <table:table-cell table:style-name="Tableau4.A2" office:value-type="string">
            <text:p text:style-name="P24">Employé mécontent exfiltre des données</text:p>
          </table:table-cell>
          <table:table-cell table:style-name="Tableau4.A2" office:value-type="string">
            <text:p text:style-name="P24">confidentialité</text:p>
          </table:table-cell>
          <table:table-cell table:style-name="Tableau4.D2" office:value-type="string">
            <text:p text:style-name="P24">Chiffrer les données</text:p>
          </table:table-cell>
        </table:table-row>
      </table:table>
      <text:p text:style-name="P25"/>
      <text:p text:style-name="P23">Menaces, vulnérabilité, incident, risques</text:p>
      <text:p text:style-name="P23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26">élément</text:p>
          </table:table-cell>
          <table:table-cell table:style-name="Tableau5.A1" office:value-type="string">
            <text:p text:style-name="P26">Catégorie</text:p>
          </table:table-cell>
          <table:table-cell table:style-name="Tableau5.C1" office:value-type="string">
            <text:p text:style-name="P26">Justification</text:p>
          </table:table-cell>
        </table:table-row>
        <table:table-row>
          <table:table-cell table:style-name="Tableau5.A2" office:value-type="string">
            <text:p text:style-name="P24">Version obsolète d’Apache</text:p>
          </table:table-cell>
          <table:table-cell table:style-name="Tableau5.A2" office:value-type="string">
            <text:p text:style-name="P24">vulnérabilité</text:p>
          </table:table-cell>
          <table:table-cell table:style-name="Tableau5.C2" office:value-type="string">
            <text:p text:style-name="P24">Car cela vas créée des failles</text:p>
          </table:table-cell>
        </table:table-row>
        <table:table-row>
          <table:table-cell table:style-name="Tableau5.A2" office:value-type="string">
            <text:p text:style-name="P24">Absence de MFA sur VPN </text:p>
          </table:table-cell>
          <table:table-cell table:style-name="Tableau5.A2" office:value-type="string">
            <text:p text:style-name="P24">menace</text:p>
          </table:table-cell>
          <table:table-cell table:style-name="Tableau5.C2" office:value-type="string">
            <text:p text:style-name="P27"/>
          </table:table-cell>
        </table:table-row>
        <table:table-row>
          <table:table-cell table:style-name="Tableau5.A2" office:value-type="string">
            <text:p text:style-name="P24">Groupe APT ciblant le secteur</text:p>
          </table:table-cell>
          <table:table-cell table:style-name="Tableau5.A2" office:value-type="string">
            <text:p text:style-name="P24">Incident</text:p>
          </table:table-cell>
          <table:table-cell table:style-name="Tableau5.C2" office:value-type="string">
            <text:p text:style-name="P24">Car </text:p>
          </table:table-cell>
        </table:table-row>
        <table:table-row>
          <table:table-cell table:style-name="Tableau5.A2" office:value-type="string">
            <text:p text:style-name="P24">Chiffrement réussi de la base client</text:p>
          </table:table-cell>
          <table:table-cell table:style-name="Tableau5.A2" office:value-type="string">
            <text:p text:style-name="P28">menace</text:p>
          </table:table-cell>
          <table:table-cell table:style-name="Tableau5.C2" office:value-type="string">
            <text:p text:style-name="P27"/>
          </table:table-cell>
        </table:table-row>
        <table:table-row>
          <table:table-cell table:style-name="Tableau5.A2" office:value-type="string">
            <text:p text:style-name="P24">Probabilité élevée de fuite de données sensibles</text:p>
          </table:table-cell>
          <table:table-cell table:style-name="Tableau5.A2" office:value-type="string">
            <text:p text:style-name="P28">Risque</text:p>
          </table:table-cell>
          <table:table-cell table:style-name="Tableau5.C2" office:value-type="string">
            <text:p text:style-name="P28">Car il y a probabilité qu’il y est des dégâts</text:p>
          </table:table-cell>
        </table:table-row>
      </table:table>
      <text:p text:style-name="P25"/>
      <text:p text:style-name="P25"/>
      <text:p text:style-name="P29">Attaques courantes</text:p>
      <text:p text:style-name="P29"/>
      <text:p text:style-name="P30">Phishing : La personne envoie un mail en se faisant passer pour une entreprise </text:p>
      <text:p text:style-name="P30">Le mail contient un lien vers un faut site</text:p>
      <text:p text:style-name="P30">La victime mets ses vrai identifiants sur le faux site </text:p>
      <text:p text:style-name="P30">La personne récupère le identifiants de la victime</text:p>
      <text:p text:style-name="P30"/>
      <text:p text:style-name="P30">l’intégrité et la confidentialité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10:10:46.621177600</meta:creation-date>
    <dc:date>2025-11-27T12:00:40.455592100</dc:date>
    <meta:editing-duration>PT55S</meta:editing-duration>
    <meta:editing-cycles>1</meta:editing-cycles>
    <meta:document-statistic meta:table-count="5" meta:image-count="0" meta:object-count="0" meta:page-count="3" meta:paragraph-count="119" meta:word-count="662" meta:character-count="4419" meta:non-whitespace-character-count="3856"/>
    <meta:generator>LibreOffice/25.8.3.2$Windows_X86_64 LibreOffice_project/8ca8d55c161d602844f5428fa4b58097424e324e</meta:generator>
  </office:meta>
</office:document-meta>
</file>